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4.89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8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89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27cm" fo:min-width="0cm"/>
      <style:paragraph-properties style:writing-mode="lr-tb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  <style:paragraph-properties style:writing-mode="lr-tb"/>
    </style:style>
    <style:style style:name="gr13" style:family="graphic" style:parent-style-name="objectwithoutfill">
      <style:graphic-properties svg:stroke-color="#3465a4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6" style:family="graphic" style:parent-style-name="standard">
      <style:graphic-properties svg:stroke-color="#3465a4" draw:fill="none" draw:fill-color="#729fcf" loext:fill-use-slide-background="false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8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397cm" svg:height="1.588cm" svg:x="1.952cm" svg:y="9.254cm">
          <text:p text:style-name="P1">CASA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15cm" svg:height="2.223cm" svg:x="7.667cm" svg:y="3.222cm">
          <text:p text:style-name="P1">COMARCA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397cm" svg:height="1.905cm" svg:x="15.922cm" svg:y="9.255cm">
          <text:p text:style-name="P1">NEN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398cm" svg:height="2.54cm" svg:x="2.269cm" svg:y="16.24cm">
          <text:p text:style-name="P1">ACTIVITAT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0.999cm" svg:height="0.999cm" svg:x="4.446cm" svg:y="13.018cm">
          <text:p text:style-name="P1">OFEREI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0.999cm" svg:height="0.999cm" svg:x="11.113cm" svg:y="9.572cm">
          <text:p text:style-name="P1">ALLOTJ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0.999cm" svg:height="0.999cm" svg:x="14.017cm" svg:y="6.715cm">
          <text:p text:style-name="P1">RESIDEI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" draw:id="id2" draw:layer="layout" svg:width="0.999cm" svg:height="0.953cm" svg:x="4.175cm" svg:y="7.032cm">
          <text:p text:style-name="P1">ESTROB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7.667cm" svg:y1="4.333cm" svg:x2="4.675cm" svg:y2="7.032cm" draw:start-shape="id1" draw:start-glue-point="3" draw:end-shape="id2" draw:end-glue-point="4" svg:d="M7667 4333h-2992v2699" svg:viewBox="0 0 2993 2700">
          <text:p/>
        </draw:connector>
        <draw:connector draw:style-name="gr7" draw:text-style-name="P2" draw:layer="layout" svg:x1="4.65cm" svg:y1="9.254cm" svg:x2="4.675cm" svg:y2="7.985cm" draw:start-shape="id3" draw:start-glue-point="0" draw:end-shape="id2" draw:end-glue-point="6" svg:d="M4650 9254v-634h25v-635" svg:viewBox="0 0 26 1270">
          <text:p/>
        </draw:connector>
        <draw:connector draw:style-name="gr7" draw:text-style-name="P2" draw:layer="layout" svg:x1="11.113cm" svg:y1="10.072cm" svg:x2="7.349cm" svg:y2="10.048cm" draw:start-shape="id4" draw:start-glue-point="5" draw:end-shape="id3" draw:end-glue-point="1" svg:d="M11113 10072h-2320v-24h-1444" svg:viewBox="0 0 3765 25">
          <text:p/>
        </draw:connector>
        <draw:connector draw:style-name="gr7" draw:text-style-name="P2" draw:layer="layout" svg:x1="15.922cm" svg:y1="10.207cm" svg:x2="12.112cm" svg:y2="10.072cm" draw:start-shape="id5" draw:start-glue-point="3" draw:end-shape="id4" draw:end-glue-point="7" svg:d="M15922 10207h-1467v-135h-2343" svg:viewBox="0 0 3811 136">
          <text:p/>
        </draw:connector>
        <draw:connector draw:style-name="gr7" draw:text-style-name="P2" draw:layer="layout" svg:x1="14.517cm" svg:y1="6.715cm" svg:x2="13.382cm" svg:y2="4.333cm" draw:start-shape="id6" draw:start-glue-point="4" draw:end-shape="id1" draw:end-glue-point="1" svg:d="M14517 6715v-2382h-1135" svg:viewBox="0 0 1136 2383">
          <text:p/>
        </draw:connector>
        <draw:connector draw:style-name="gr7" draw:text-style-name="P2" draw:layer="layout" svg:x1="18.62cm" svg:y1="9.255cm" svg:x2="14.517cm" svg:y2="7.714cm" draw:start-shape="id5" draw:start-glue-point="0" draw:end-shape="id6" draw:end-glue-point="6" svg:d="M18620 9255v-771h-4103v-770" svg:viewBox="0 0 4104 1542">
          <text:p/>
        </draw:connector>
        <draw:connector draw:style-name="gr7" draw:text-style-name="P2" draw:layer="layout" svg:x1="4.946cm" svg:y1="13.018cm" svg:x2="4.65cm" svg:y2="10.842cm" draw:start-shape="id7" draw:start-glue-point="4" draw:end-shape="id3" draw:end-glue-point="2" svg:d="M4946 13018v-1088h-296v-1088" svg:viewBox="0 0 297 2177">
          <text:p/>
        </draw:connector>
        <draw:connector draw:style-name="gr8" draw:text-style-name="P2" draw:layer="layout" svg:x1="4.968cm" svg:y1="16.24cm" svg:x2="4.946cm" svg:y2="14.017cm" draw:start-shape="id8" draw:start-glue-point="0" draw:end-shape="id7" draw:end-glue-point="6" svg:d="M4968 16240v-1111h-22v-1112" svg:viewBox="0 0 23 2224">
          <text:p/>
        </draw:connector>
        <draw:frame draw:style-name="gr9" draw:text-style-name="P3" draw:layer="layout" svg:width="3.567cm" svg:height="1.673cm" svg:x="7.35cm" svg:y="10.439cm">
          <draw:text-box>
            <text:p>- <text:span text:style-name="T1">Nom</text:span><text:line-break/>- Capacitat</text:p>
          </draw:text-box>
        </draw:frame>
        <draw:frame draw:style-name="gr10" draw:text-style-name="P3" draw:layer="layout" svg:width="4.164cm" svg:height="0.962cm" svg:x="6.054cm" svg:y="13.558cm">
          <draw:text-box>
            <text:p>- Qualificació</text:p>
          </draw:text-box>
        </draw:frame>
        <draw:frame draw:style-name="gr11" draw:text-style-name="P3" draw:layer="layout" svg:width="3.343cm" svg:height="3.095cm" svg:x="21.469cm" svg:y="10.287cm">
          <draw:text-box>
            <text:p>- <text:span text:style-name="T1">Codi</text:span><text:span text:style-name="T2"><text:line-break/></text:span><text:span text:style-name="T2">- Nom</text:span></text:p>
            <text:p><text:span text:style-name="T2">- Cognom</text:span></text:p>
            <text:p><text:span text:style-name="T2">- TelPares</text:span></text:p>
          </draw:text-box>
        </draw:frame>
        <draw:frame draw:style-name="gr12" draw:text-style-name="P3" draw:layer="layout" svg:width="4.905cm" svg:height="2.384cm" svg:x="13.557cm" svg:y="4.699cm">
          <draw:text-box>
            <text:p>- <text:span text:style-name="T1">Nom</text:span></text:p>
            <text:p>- Superfície</text:p>
            <text:p>- NumHabitants</text:p>
          </draw:text-box>
        </draw:frame>
        <draw:line draw:style-name="gr13" draw:text-style-name="P4" draw:layer="layout" svg:x1="4.492cm" svg:y1="15.922cm" svg:x2="5.445cm" svg:y2="15.922cm">
          <text:p/>
        </draw:line>
        <draw:line draw:style-name="gr13" draw:text-style-name="P4" draw:layer="layout" svg:x1="4.175cm" svg:y1="11.477cm" svg:x2="5.127cm" svg:y2="11.477cm">
          <text:p/>
        </draw:line>
        <draw:frame draw:style-name="gr14" draw:text-style-name="P3" draw:layer="layout" svg:width="0.959cm" svg:height="0.962cm" svg:x="14.646cm" svg:y="10.515cm">
          <draw:text-box>
            <text:p>N</text:p>
          </draw:text-box>
        </draw:frame>
        <draw:frame draw:style-name="gr15" draw:text-style-name="P3" draw:layer="layout" svg:width="1.031cm" svg:height="0.962cm" svg:x="5.127cm" svg:y="10.842cm">
          <draw:text-box>
            <text:p>M</text:p>
          </draw:text-box>
        </draw:frame>
        <draw:custom-shape draw:style-name="gr16" draw:text-style-name="P4" draw:layer="layout" svg:width="0.635cm" svg:height="0.635cm" svg:x="15.28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0.959cm" svg:height="0.962cm" svg:x="5.445cm" svg:y="15.278cm">
          <draw:text-box>
            <text:p>N</text:p>
          </draw:text-box>
        </draw:frame>
        <draw:frame draw:style-name="gr17" draw:text-style-name="P3" draw:layer="layout" svg:width="0.853cm" svg:height="0.962cm" svg:x="7.35cm" svg:y="8.937cm">
          <draw:text-box>
            <text:p>1</text:p>
          </draw:text-box>
        </draw:frame>
        <draw:custom-shape draw:style-name="gr16" draw:text-style-name="P4" draw:layer="layout" svg:width="0.635cm" svg:height="0.635cm" svg:x="16.254cm" svg:y="8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35cm" svg:height="0.635cm" svg:x="15.28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0.959cm" svg:height="0.962cm" svg:x="18.704cm" svg:y="8.2cm">
          <draw:text-box>
            <text:p>N</text:p>
          </draw:text-box>
        </draw:frame>
        <draw:frame draw:style-name="gr17" draw:text-style-name="P3" draw:layer="layout" svg:width="0.853cm" svg:height="0.962cm" svg:x="6.491cm" svg:y="4.527cm">
          <draw:text-box>
            <text:p>1</text:p>
          </draw:text-box>
        </draw:frame>
        <draw:frame draw:style-name="gr17" draw:text-style-name="P3" draw:layer="layout" svg:width="0.853cm" svg:height="0.962cm" svg:x="13.68cm" svg:y="3.27cm">
          <draw:text-box>
            <text:p>1</text:p>
          </draw:text-box>
        </draw:frame>
        <draw:line draw:style-name="gr13" draw:text-style-name="P4" draw:layer="layout" svg:x1="13.67cm" svg:y1="4.101cm" svg:x2="13.67cm" svg:y2="4.608cm">
          <text:p/>
        </draw:line>
        <draw:line draw:style-name="gr13" draw:text-style-name="P4" draw:layer="layout" svg:x1="7.298cm" svg:y1="4.035cm" svg:x2="7.298cm" svg:y2="4.785cm">
          <text:p/>
        </draw:line>
        <draw:frame draw:style-name="gr14" draw:text-style-name="P3" draw:layer="layout" svg:width="0.959cm" svg:height="0.962cm" svg:x="5.123cm" svg:y="8.244cm">
          <draw:text-box>
            <text:p>N</text:p>
          </draw:text-box>
        </draw:frame>
        <draw:custom-shape draw:style-name="gr16" draw:text-style-name="P4" draw:layer="layout" svg:width="0.635cm" svg:height="0.635cm" svg:x="4.281cm" svg:y="8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2.365cm" svg:height="1.133cm" svg:x="7.932cm" svg:y="17.762cm">
          <draw:text-box>
            <text:p>- <text:span text:style-name="T1">Nom</text:span></text:p>
          </draw:text-box>
        </draw:frame>
        <draw:line draw:style-name="gr13" draw:text-style-name="P4" draw:layer="layout" svg:x1="7.607cm" svg:y1="9.835cm" svg:x2="7.607cm" svg:y2="10.3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2:47:36.723762513</meta:creation-date>
    <dc:date>2022-09-16T10:35:30.696205256</dc:date>
    <meta:editing-duration>PT1H55M32S</meta:editing-duration>
    <meta:editing-cycles>6</meta:editing-cycles>
    <meta:generator>LibreOffice/7.4.1.2$Linux_X86_64 LibreOffice_project/40$Build-2</meta:generator>
    <meta:document-statistic meta:object-count="38"/>
  </office:meta>
</office:document-meta>
</file>